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3pt" officeooo:paragraph-rsid="000e66c5" style:font-size-asian="13pt" style:font-size-complex="13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Yet Not I but Through Christ in Me</text:span><text:span text:style-name="T2"/></text:p>
      <text:p text:style-name="P3">Song by CityAlight</text:p>
      <text:p text:style-name="P3"/>
      <text:p text:style-name="P3">What gift of grace is Jesus my redeemer</text:p>
      <text:p text:style-name="P3">There is no more for heaven now to give</text:p>
      <text:p text:style-name="P3">He is my joy, my righteousness, and freedom</text:p>
      <text:p text:style-name="P3">My steadfast love, my deep and boundless peace</text:p>
      <text:p text:style-name="P3"/>
      <text:p text:style-name="P3">To this I hold, my hope is only Jesus</text:p>
      <text:p text:style-name="P3">For my life is wholly bound to His</text:p>
      <text:p text:style-name="P4">Oh how strange and divine,</text:p>
      <text:p text:style-name="P4">I can sing, "All is mine"</text:p>
      <text:p text:style-name="P3">Yet not I, but through Christ in me</text:p>
      <text:p text:style-name="P3"/>
      <text:p text:style-name="P3">The night is dark but I am not forsaken</text:p>
      <text:p text:style-name="P3">For by my side, the Saviour He will stay</text:p>
      <text:p text:style-name="P3">I labour on in weakness and rejoicing</text:p>
      <text:p text:style-name="P3">For in my need, His power is displayed</text:p>
      <text:p text:style-name="P3"/>
      <text:p text:style-name="P3">To this I hold, my Shepherd will defend me</text:p>
      <text:p text:style-name="P3">Through the deepest valley He will lead</text:p>
      <text:p text:style-name="P3">Oh the night has been won, and I shall overcome</text:p>
      <text:p text:style-name="P3">Yet not I, but through Christ in me</text:p>
      <text:p text:style-name="P3"/>
      <text:p text:style-name="P3">No fate I dread, I know I am forgiven</text:p>
      <text:p text:style-name="P3">The future sure, the price it has been paid</text:p>
      <text:p text:style-name="P3">For Jesus bled and suffered for my pardon</text:p>
      <text:p text:style-name="P3">And He was raised to overthrow the grave</text:p>
      <text:p text:style-name="P3"/>
      <text:p text:style-name="P3">To this I hold, my sin has been defeated</text:p>
      <text:p text:style-name="P3">Jesus now and ever is my plea</text:p>
      <text:p text:style-name="P4">Oh the chains are released,</text:p>
      <text:p text:style-name="P4">I can sing, "I am free"</text:p>
      <text:p text:style-name="P3">Yet not I, but through Christ in m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6"/>With every breath I long to follow Jesus</text:p>
      <text:p text:style-name="P3"><text:s text:c="6"/>For He has said that He will bring me home</text:p>
      <text:p text:style-name="P3"><text:s text:c="6"/>And day by day I know He will renew me</text:p>
      <text:p text:style-name="P3"><text:s text:c="6"/>Until I stand with joy before the throne</text:p>
      <text:p text:style-name="P3"/>
      <text:p text:style-name="P3"><text:s text:c="6"/>To this I hold, my hope is only Jesus</text:p>
      <text:p text:style-name="P3"><text:s text:c="6"/>All the glory evermore to Him</text:p>
      <text:p text:style-name="P4"><text:s text:c="6"/>When the race is complete,</text:p>
      <text:p text:style-name="P4"><text:s text:c="6"/>still my lips shall repeat</text:p>
      <text:p text:style-name="P3"><text:s text:c="6"/>Yet not I, but through Christ in me</text:p>
      <text:p text:style-name="P3"/>
      <text:p text:style-name="P3"><text:s text:c="6"/>To this I hold, my hope is only Jesus</text:p>
      <text:p text:style-name="P3"><text:s text:c="6"/>All the glory evermore to Him</text:p>
      <text:p text:style-name="P4"><text:s text:c="6"/>When the race is complete,</text:p>
      <text:p text:style-name="P4"><text:s text:c="6"/>still my lips shall repeat</text:p>
      <text:p text:style-name="P3"><text:s text:c="6"/>Yet not I, but through Christ in me</text:p>
      <text:p text:style-name="P3"/>
      <text:p text:style-name="P4"><text:s text:c="6"/>When the race is complete,</text:p>
      <text:p text:style-name="P4"><text:s text:c="6"/>still my lips shall repeat</text:p>
      <text:p text:style-name="P3"><text:s text:c="6"/>Yet not I, but through Christ in me</text:p>
      <text:p text:style-name="P3"><text:s text:c="6"/>Yet not I, but through Christ in me</text:p>
      <text:p text:style-name="P3"><text:s text:c="6"/>Yet not I, but through Christ in 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0.6339in" fo:margin-right="0.6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 7121852</text:p>
        <text:p text:style-name="MP1">Jonny Robinson | Michael Farren | Rich Thompson</text:p>
        <text:p text:style-name="MP1">© 2018 CityAlight Music; Farren Love And War Publishing; Integrity's Alleluia! Music</text:p>
        <text:p text:style-name="Text_20_body"><text:span text:style-name="MT1">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s://www.ccli.com/" office:target-frame-name="_blank" xlink:show="new" text:style-name="Internet_20_link" text:visited-style-name="Visited_20_Internet_20_Link"><text:span text:style-name="MT1">www.ccli.com</text:span></text:a></text:p>
        <text:p text:style-name="MP1">CCLI License # 3266058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3</meta:editing-cycles>
    <meta:creation-date>2024-06-24T10:16:00</meta:creation-date>
    <dc:date>2024-10-14T19:51:39.192409332</dc:date>
    <meta:editing-duration>PT13M34S</meta:editing-duration>
    <meta:generator>LibreOffice/7.6.7.2$Linux_X86_64 LibreOffice_project/60$Build-2</meta:generator>
    <meta:document-statistic meta:table-count="0" meta:image-count="0" meta:object-count="0" meta:page-count="1" meta:paragraph-count="52" meta:word-count="393" meta:character-count="2000" meta:non-whitespace-character-count="1545"/>
    <meta:user-defined meta:name="AppVersion">16.0000</meta:user-defined>
    <meta:template xlink:type="simple" xlink:actuate="onRequest" xlink:title="Normal" xlink:href=""/>
  </office:meta>
</office:document-meta>
</file>